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e">
      <style:text-properties officeooo:rsid="0000143f" officeooo:paragraph-rsid="0000143f"/>
    </style:style>
    <style:style style:name="P2" style:family="paragraph" style:parent-style-name="Paragrafo_20_elenco">
      <style:paragraph-properties fo:line-height="115%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3" style:family="paragraph" style:parent-style-name="Normale">
      <style:paragraph-properties fo:text-align="justify" style:justify-single-word="false"/>
      <style:text-properties officeooo:rsid="0000143f" officeooo:paragraph-rsid="0000143f"/>
    </style:style>
    <style:style style:name="P4" style:family="paragraph" style:parent-style-name="Heading_20_1" style:master-page-name="MP0">
      <style:paragraph-properties style:page-number="auto" fo:break-before="page"/>
      <style:text-properties officeooo:paragraph-rsid="0000143f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Paragrafo_20_elenco" style:list-style-name="L1">
      <style:paragraph-properties fo:line-height="115%"/>
    </style:style>
    <style:style style:name="P7" style:family="paragraph" style:parent-style-name="Paragrafo_20_elenco" style:list-style-name="L1">
      <style:paragraph-properties fo:line-height="115%"/>
      <style:text-properties officeooo:paragraph-rsid="000168b9"/>
    </style:style>
    <style:style style:name="P8" style:family="paragraph" style:parent-style-name="Paragrafo_20_elenco" style:list-style-name="L2"/>
    <style:style style:name="P9" style:family="paragraph" style:parent-style-name="Paragrafo_20_elenco" style:list-style-name="L2">
      <style:text-properties officeooo:paragraph-rsid="0000143f"/>
    </style:style>
    <style:style style:name="P10" style:family="paragraph" style:parent-style-name="Paragrafo_20_elenco" style:list-style-name="L2">
      <style:text-properties officeooo:rsid="0000143f" officeooo:paragraph-rsid="0000143f"/>
    </style:style>
    <style:style style:name="P11" style:family="paragraph">
      <loext:graphic-properties draw:fill="solid" draw:fill-color="#000000" draw:opacity="100%"/>
    </style:style>
    <style:style style:name="P12" style:family="paragraph">
      <loext:graphic-properties draw:fill="none"/>
      <style:paragraph-properties style:font-independent-line-spacing="true"/>
    </style:style>
    <style:style style:name="P13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T1" style:family="text">
      <style:text-properties fo:font-style="italic" fo:font-weight="bold" officeooo:rsid="0000143f" style:font-style-asian="italic" style:font-weight-asian="bold" style:font-size-complex="11pt" style:font-style-complex="normal" style:font-weight-complex="normal"/>
    </style:style>
    <style:style style:name="T2" style:family="text">
      <style:text-properties officeooo:rsid="0000143f"/>
    </style:style>
    <style:style style:name="T3" style:family="text">
      <style:text-properties officeooo:rsid="000168b9"/>
    </style:style>
    <style:style style:name="T4" style:family="text">
      <style:text-properties officeooo:rsid="00023ed6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WW_5f_CharLFO1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writing-mode="lr-tb" loext:decorative="false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draw:fill="solid" draw:fill-color="#000000" draw:opacity="100%" fo:min-height="0cm" fo:min-width="0cm" loext:decorative="false" style:run-through="background"/>
    </style:style>
    <style:style style:name="gr3" style:family="graphic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 loext:decorative="false" style:run-through="background"/>
      <style:paragraph-properties style:writing-mode="lr-tb"/>
    </style:style>
    <style:style style:name="gr4" style:family="graphic">
      <style:graphic-properties draw:stroke="none" draw:fill="solid" draw:fill-color="#000000" draw:opacity="100%" draw:textarea-horizontal-align="left" draw:textarea-vertical-align="bottom" draw:auto-grow-height="false" draw:auto-grow-width="false" fo:padding-top="0.127cm" fo:padding-bottom="0.127cm" fo:padding-left="0.254cm" fo:padding-right="0.254cm" fo:wrap-option="wrap" style:writing-mode="lr-tb" loext:decorative="false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-start text:name="_Toc66190849"/><text:bookmark-start text:name="_Toc66190938"/><text:bookmark-start text:name="_Toc66191181"/><text:bookmark-start text:name="_Toc72967253"/><text:span text:style-name="Enfasi_20__28_corsivo_29_"><text:span text:style-name="T1">D</text:span></text:span><text:bookmark-end text:name="_Toc66190849"/><text:bookmark-end text:name="_Toc66190938"/><text:bookmark-end text:name="_Toc66191181"/><text:bookmark-end text:name="_Toc72967253"/><text:span text:style-name="Enfasi_20__28_corsivo_29_"><text:span text:style-name="T1">efinizioni AUXs</text:span></text:span></text:h>
      <text:p text:style-name="P3">Di seguito e’ riportato, per ogni AUX, l’utilizzatore corrispondente:</text:p>
      <text:list text:style-name="L1">
        <text:list-item>
          <text:p text:style-name="P6">AUX1: Luce <text:span text:style-name="T3">Vestibolo Sinistro</text:span></text:p>
        </text:list-item>
        <text:list-item>
          <text:p text:style-name="P7">AUX2: Luce <text:span text:style-name="T3">Vestibolo Destro</text:span></text:p>
        </text:list-item>
        <text:list-item>
          <text:p text:style-name="P7">AUX3: Luce <text:span text:style-name="T3">Ritirata Sinistra</text:span></text:p>
        </text:list-item>
        <text:list-item>
          <text:p text:style-name="P7">AUX4: Luce <text:span text:style-name="T3">Ritirata Destra</text:span></text:p>
        </text:list-item>
        <text:list-item>
          <text:p text:style-name="P6">AUX5: <text:span text:style-name="T3">Segmento 1 Luci Salone</text:span></text:p>
        </text:list-item>
        <text:list-item>
          <text:p text:style-name="P7">AUX6: <text:span text:style-name="T3">Segmento 2 Luci Salone</text:span></text:p>
        </text:list-item>
        <text:list-item>
          <text:p text:style-name="P7">AUX7: <text:span text:style-name="T3">Segmento 3 Luci Salone</text:span></text:p>
        </text:list-item>
        <text:list-item>
          <text:p text:style-name="P7">AUX8: <text:span text:style-name="T3">Segmento 4 Luci Salone</text:span></text:p>
        </text:list-item>
        <text:list-item>
          <text:p text:style-name="P7">AUX9: <text:span text:style-name="T3">Segmento 5 Luci Salone</text:span></text:p>
        </text:list-item>
        <text:list-item>
          <text:p text:style-name="P7">AUX10: <text:span text:style-name="T3">Segmento 6 Luci Salone</text:span></text:p>
        </text:list-item>
        <text:list-item>
          <text:p text:style-name="P7">AUX11: <text:span text:style-name="T3">Segmento 7 Luci Salone</text:span></text:p>
        </text:list-item>
        <text:list-item>
          <text:p text:style-name="P7">AUX12: <text:span text:style-name="T3">Segmento 8 Luci Salone</text:span></text:p>
        </text:list-item>
        <text:list-item>
          <text:p text:style-name="P6">AUX<text:span text:style-name="T3">13</text:span>: Pad per luci rosse, Sinistra</text:p>
        </text:list-item>
        <text:list-item>
          <text:p text:style-name="P6">AUX<text:span text:style-name="T3">14</text:span>: Pad per luci rosse, Destra</text:p>
        </text:list-item>
      </text:list>
      <text:p text:style-name="P2"/>
      <text:h text:style-name="P5" text:outline-level="1"><text:bookmark-start text:name="_Toc66191204"/><text:bookmark-start text:name="_Toc66190961"/><text:bookmark-start text:name="_Toc66190872"/><text:bookmark-start text:name="_Toc65942536"/><text:bookmark-start text:name="_Toc72967276"/>Mappatura <text:span text:style-name="T2">Funzioni </text:span>Predefinita<text:bookmark-end text:name="_Toc66191204"/><text:bookmark-end text:name="_Toc66190961"/><text:bookmark-end text:name="_Toc66190872"/><text:bookmark-end text:name="_Toc65942536"/><text:bookmark-end text:name="_Toc72967276"/></text:h>
      <text:p text:style-name="P1">La seguente mappatura viene ripristinata ogni volta che viene eseguito un Reset della Scheda (Scrittura CV8 con il valore 8).</text:p>
      <text:list text:style-name="L2">
        <text:list-item>
          <text:p text:style-name="P9">F<text:span text:style-name="T2">0</text:span>: Pad luci rosse, a seconda del senso di marcia</text:p>
        </text:list-item>
        <text:list-item>
          <text:p text:style-name="P10">F1: <text:span text:style-name="T4">Ambiente Salone</text:span></text:p>
        </text:list-item>
        <text:list-item>
          <text:p text:style-name="P8">F<text:span text:style-name="T2">2</text:span>: <text:span text:style-name="T4">Luce Vestibolo Sinistro</text:span></text:p>
        </text:list-item>
        <text:list-item>
          <text:p text:style-name="P8">F<text:span text:style-name="T2">3: </text:span><text:span text:style-name="T4">Luce Vestibolo Destro</text:span></text:p>
        </text:list-item>
        <text:list-item>
          <text:p text:style-name="P8">F<text:span text:style-name="T2">4</text:span>: Luce <text:span text:style-name="T4">Ritirata Sinistra</text:span></text:p>
        </text:list-item>
        <text:list-item>
          <text:p text:style-name="P8">F<text:span text:style-name="T2">5</text:span>: Luce <text:span text:style-name="T4">Ritirata Destr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3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3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cm" style:contextual-spacing="false" fo:line-height="85%" fo:hyphenation-ladder-count="no-limit"/>
      <style:text-properties fo:text-transform="uppercase" fo:color="#44546a" loext:opacity="100%" style:font-name="Calibri Light" fo:font-family="'Calibri Light'" style:font-family-generic="swiss" style:font-pitch="variable" fo:font-size="36pt" fo:letter-spacing="-0.026cm" style:font-size-asian="36pt" style:font-size-complex="36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hyphenation-ladder-count="no-limit"/>
      <style:text-properties fo:font-size="16pt" fo:font-style="italic" fo:font-weight="bold" style:font-size-asian="16pt" style:font-style-asian="italic" style:font-weight-asian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e" style:next-style-name="Normale" style:default-outline-level="3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e" style:next-style-name="Normale" style:default-outline-level="4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e" style:next-style-name="Normale" style:default-outline-level="5" style:class="text">
      <style:paragraph-properties fo:margin-top="0.071cm" fo:margin-bottom="0cm" style:contextual-spacing="false" fo:keep-together="always" fo:hyphenation-ladder-count="no-limit" fo:keep-with-next="always"/>
      <style:text-properties fo:text-transform="uppercase" fo:color="#2f5496" loext:opacity="100%" style:font-name="Calibri Light" fo:font-family="'Calibri Light'" style:font-family-generic="swiss" style:font-pitch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e" style:next-style-name="Normale" style:default-outline-level="6" style:class="text">
      <style:paragraph-properties fo:margin-top="0.071cm" fo:margin-bottom="0cm" style:contextual-spacing="false" fo:keep-together="always" fo:hyphenation-ladder-count="no-limit" fo:keep-with-next="always"/>
      <style:text-properties fo:text-transform="uppercase" fo:color="#1f3864" loext:opacity="100%" style:font-name="Calibri Light" fo:font-family="'Calibri Light'" style:font-family-generic="swiss" style:font-pitch="variable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e" style:next-style-name="Normale" style:default-outline-level="7" style:class="text">
      <style:paragraph-properties fo:margin-top="0.071cm" fo:margin-bottom="0cm" style:contextual-spacing="false" fo:keep-together="always" fo:hyphenation-ladder-count="no-limit" fo:keep-with-next="always"/>
      <style:text-properties fo:color="#1f3864" loext:opacity="100%" style:font-name="Calibri Light" fo:font-family="'Calibri Light'" style:font-family-generic="swiss" style:font-pitch="variable"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e" style:next-style-name="Normale" style:default-outline-level="8" style:class="text">
      <style:paragraph-properties fo:margin-top="0.071cm" fo:margin-bottom="0cm" style:contextual-spacing="false" fo:keep-together="always" fo:hyphenation-ladder-count="no-limit" fo:keep-with-next="always"/>
      <style:text-properties fo:color="#1f3864" loext:opacity="100%" style:font-name="Calibri Light" fo:font-family="'Calibri Light'" style:font-family-generic="swiss" style:font-pitch="variable" fo:font-style="italic" fo:font-weight="bold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e" style:next-style-name="Normale" style:default-outline-level="9" style:class="text">
      <style:paragraph-properties fo:margin-top="0.071cm" fo:margin-bottom="0cm" style:contextual-spacing="false" fo:keep-together="always" fo:hyphenation-ladder-count="no-limit" fo:keep-with-next="always"/>
      <style:text-properties fo:color="#1f3864" loext:opacity="100%" style:font-name="Calibri Light" fo:font-family="'Calibri Light'" style:font-family-generic="swiss" style:font-pitch="variable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itolo_20_sommario" style:display-name="Titolo sommario" style:family="paragraph" style:parent-style-name="Heading_20_1" style:next-style-name="Normale" style:default-outline-level="1" style:list-style-name="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Normale" style:next-style-name="Normale" style:class="extra">
      <style:paragraph-properties fo:line-height="100%" fo:hyphenation-ladder-count="no-limit"/>
      <style:text-properties fo:font-variant="small-caps" fo:color="#44546a" loext:opacity="100%"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e" style:next-style-name="Normale" style:class="chapter">
      <style:paragraph-properties fo:margin-top="0cm" fo:margin-bottom="0.423cm" style:contextual-spacing="false" fo:line-height="100%" fo:hyphenation-ladder-count="no-limit"/>
      <style:text-properties fo:color="#4472c4" loext:opacity="100%" style:font-name="Calibri Light" fo:font-family="'Calibri Light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Nessuna_20_spaziatura" style:display-name="Nessuna spaziatura" style:family="paragraph">
      <style:paragraph-properties fo:margin-top="0cm" fo:margin-bottom="0cm" style:contextual-spacing="false" fo:line-height="10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itazione" style:family="paragraph" style:parent-style-name="Normale" style:next-style-name="Normale">
      <style:paragraph-properties fo:margin-left="1.27cm" fo:margin-right="0cm" fo:margin-top="0.212cm" fo:margin-bottom="0.212cm" style:contextual-spacing="false" fo:hyphenation-ladder-count="no-limit" fo:text-indent="0cm" style:auto-text-indent="false">
        <style:tab-stops/>
      </style:paragraph-properties>
      <style:text-properties fo:color="#44546a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Citazione_20_intensa" style:display-name="Citazione intensa" style:family="paragraph" style:parent-style-name="Normale" style:next-style-name="Normale">
      <style:paragraph-properties fo:margin-left="1.27cm" fo:margin-right="0cm" fo:margin-top="0.176cm" fo:margin-bottom="0.423cm" style:contextual-spacing="false" fo:line-height="100%" fo:text-align="center" style:justify-single-word="false" fo:hyphenation-ladder-count="no-limit" fo:text-indent="0cm" style:auto-text-indent="false">
        <style:tab-stops/>
      </style:paragraph-properties>
      <style:text-properties fo:color="#44546a" loext:opacity="100%" style:font-name="Calibri Light" fo:font-family="'Calibri Light'" style:font-family-generic="swiss" style:font-pitch="variable" fo:font-size="16pt" fo:letter-spacing="-0.011cm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ommario_20_1" style:display-name="Sommario 1" style:family="paragraph" style:parent-style-name="Normale" style:next-style-name="Normale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Titolo_20_1_20_Carattere" style:display-name="Titolo 1 Carattere" style:family="text" style:parent-style-name="Car._20_predefinito_20_paragrafo">
      <style:text-properties fo:font-size="16pt" fo:font-style="italic" fo:font-weight="bold" style:font-size-asian="16pt" style:font-style-asian="italic" style:font-weight-asian="bold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3_20_Carattere" style:display-name="Titolo 3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itolo_20_4_20_Carattere" style:display-name="Titolo 4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itolo_20_5_20_Carattere" style:display-name="Titolo 5 Carattere" style:family="text" style:parent-style-name="Car._20_predefinito_20_paragrafo">
      <style:text-properties fo:text-transform="uppercase" fo:color="#2f5496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olo_20_6_20_Carattere" style:display-name="Titolo 6 Carattere" style:family="text" style:parent-style-name="Car._20_predefinito_20_paragrafo">
      <style:text-properties fo:text-transform="uppercase" fo:color="#1f3864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olo_20_7_20_Carattere" style:display-name="Titolo 7 Carattere" style:family="text" style:parent-style-name="Car._20_predefinito_20_paragrafo">
      <style:text-properties fo:color="#1f3864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olo_20_8_20_Carattere" style:display-name="Titolo 8 Carattere" style:family="text" style:parent-style-name="Car._20_predefinito_20_paragrafo">
      <style:text-properties fo:color="#1f3864" loext:opacity="100%" style:font-name="Calibri Light" fo:font-family="'Calibri Light'" style:font-family-generic="swiss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olo_20_9_20_Carattere" style:display-name="Titolo 9 Carattere" style:family="text" style:parent-style-name="Car._20_predefinito_20_paragrafo">
      <style:text-properties fo:color="#1f3864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olo_20_Carattere" style:display-name="Titolo Carattere" style:family="text" style:parent-style-name="Car._20_predefinito_20_paragrafo">
      <style:text-properties fo:text-transform="uppercase" fo:color="#44546a" loext:opacity="100%" style:font-name="Calibri Light" fo:font-family="'Calibri Light'" style:font-family-generic="swiss" style:font-pitch="variable" fo:font-size="36pt" fo:letter-spacing="-0.026cm" style:font-name-asian="Times New Roman" style:font-family-asian="'Times New Roman'" style:font-family-generic-asian="roman" style:font-pitch-asian="variable" style:font-size-asian="36pt" style:font-name-complex="Times New Roman" style:font-family-complex="'Times New Roman'" style:font-family-generic-complex="roman" style:font-pitch-complex="variable" style:font-size-complex="36pt"/>
    </style:style>
    <style:style style:name="Sottotitolo_20_Carattere" style:display-name="Sottotitolo Carattere" style:family="text" style:parent-style-name="Car._20_predefinito_20_paragrafo">
      <style:text-properties fo:color="#4472c4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Enfasi_20__28_grassetto_29_" style:display-name="Enfasi (grassetto)" style:family="text" style:parent-style-name="Car._20_predefinito_20_paragrafo">
      <style:text-properties fo:font-weight="bold" style:font-weight-asian="bold" style:font-weight-complex="bold"/>
    </style:style>
    <style:style style:name="Enfasi_20__28_corsivo_29_" style:display-name="Enfasi (corsivo)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itazione_20_Carattere" style:display-name="Citazione Carattere" style:family="text" style:parent-style-name="Car._20_predefinito_20_paragrafo">
      <style:text-properties fo:color="#44546a" loext:opacity="100%" fo:font-size="12pt" style:font-size-asian="12pt" style:font-size-complex="12pt"/>
    </style:style>
    <style:style style:name="Citazione_20_intensa_20_Carattere" style:display-name="Citazione intensa Carattere" style:family="text" style:parent-style-name="Car._20_predefinito_20_paragrafo">
      <style:text-properties fo:color="#44546a" loext:opacity="100%" style:font-name="Calibri Light" fo:font-family="'Calibri Light'" style:font-family-generic="swiss" style:font-pitch="variable" fo:font-size="16pt" fo:letter-spacing="-0.011cm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Enfasi_20_delicata" style:display-name="Enfasi delicata" style:family="text" style:parent-style-name="Car._20_predefinito_20_paragrafo">
      <style:text-properties fo:color="#595959" loext:opacity="100%" fo:font-style="italic" style:font-style-asian="italic" style:font-style-complex="italic"/>
    </style:style>
    <style:style style:name="Enfasi_20_intensa" style:display-name="Enfasi intensa" style:family="text" style:parent-style-name="Car._20_predefinito_20_paragrafo">
      <style:text-properties fo:font-style="italic" fo:font-weight="bold" style:font-style-asian="italic" style:font-weight-asian="bold" style:font-style-complex="italic" style:font-weight-complex="bold"/>
    </style:style>
    <style:style style:name="Riferimento_20_delicato" style:display-name="Riferimento delicato" style:family="text" style:parent-style-name="Car._20_predefinito_20_paragrafo">
      <style:text-properties fo:font-variant="small-caps" fo:color="#595959" loext:opacity="100%" style:text-underline-style="none"/>
    </style:style>
    <style:style style:name="Riferimento_20_intenso" style:display-name="Riferimento intenso" style:family="text" style:parent-style-name="Car._20_predefinito_20_paragrafo">
      <style:text-properties fo:font-variant="small-caps" fo:color="#44546a" loext:opacity="100%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itolo_20_del_20_libro" style:display-name="Titolo del libro" style:family="text" style:parent-style-name="Car._20_predefinito_20_paragrafo">
      <style:text-properties fo:font-variant="small-caps" fo:letter-spacing="0.018cm" fo:font-weight="bold" style:font-weight-asian="bold" style:font-weight-complex="bold"/>
    </style:style>
    <style:style style:name="Collegamento_20_ipertestuale" style:display-name="Collegamento ipertestuale" style:family="text" style:parent-style-name="Car._20_predefinito_20_paragraf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zione_20_non_20_risolta" style:display-name="Menzione non risolta" style:family="text" style:parent-style-name="Car._20_predefinito_20_paragrafo">
      <style:text-properties fo:color="#605e5c" loext:opacity="100%" fo:background-color="#e1dfdd"/>
    </style:style>
    <style:style style:name="Collegamento_20_visitato" style:display-name="Collegamento visitato" style:family="text" style:parent-style-name="Car._20_predefinito_20_paragrafo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use-window-font-color="true" loext:opacity="0%"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use-window-font-color="true" loext:opacity="0%" style:font-name="Wingdings" fo:font-family="Wingdings" style:font-family-generic="system" style:font-pitch="variable" style:font-charset="x-symbol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Symbol" fo:font-family="Symbol" style:font-family-generic="roman" style:font-pitch="variable" style:font-charset="x-symbol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Wingdings" fo:font-family="Wingdings" style:font-family-generic="system" style:font-pitch="variable" style:font-charset="x-symbol"/>
    </style:style>
    <style:style style:name="WW_5f_CharLFO11LVL8" style:display-name="WW_CharLFO11LVL8" style:family="text">
      <style:text-properties style:font-name="Symbol" fo:font-family="Symbol" style:font-family-generic="roman" style:font-pitch="variable" style:font-charset="x-symbol"/>
    </style:style>
    <style:style style:name="WW_5f_CharLFO11LVL9" style:display-name="WW_CharLFO11LVL9" style:family="text">
      <style:text-properties style:font-name="Symbol" fo:font-family="Symbol" style:font-family-generic="roman" style:font-pitch="variable" style:font-charset="x-symbol"/>
    </style:style>
    <style:style style:name="WW_5f_CharLFO12LVL1" style:display-name="WW_CharLFO12LVL1" style:family="text">
      <style:text-properties style:font-name="Wingdings" fo:font-family="Wingdings" style:font-family-generic="system" style:font-pitch="variable" style:font-charset="x-symbol"/>
    </style:style>
    <style:style style:name="WW_5f_CharLFO12LVL2" style:display-name="WW_CharLFO12LVL2" style:family="text">
      <style:text-properties style:font-name="Wingdings" fo:font-family="Wingdings" style:font-family-generic="system" style:font-pitch="variable" style:font-charset="x-symbol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Symbol" fo:font-family="Symbol" style:font-family-generic="roman" style:font-pitch="variable" style:font-charset="x-symbol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Wingdings" fo:font-family="Wingdings" style:font-family-generic="system" style:font-pitch="variable" style:font-charset="x-symbol"/>
    </style:style>
    <style:style style:name="WW_5f_CharLFO12LVL8" style:display-name="WW_CharLFO12LVL8" style:family="text">
      <style:text-properties style:font-name="Symbol" fo:font-family="Symbol" style:font-family-generic="roman" style:font-pitch="variable" style:font-charset="x-symbol"/>
    </style:style>
    <style:style style:name="WW_5f_CharLFO12LVL9" style:display-name="WW_CharLFO12LVL9" style:family="text">
      <style:text-properties style:font-name="Symbol" fo:font-family="Symbol" style:font-family-generic="roman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Wingdings" fo:font-family="Wingdings" style:font-family-generic="system" style:font-pitch="variable" style:font-charset="x-symbol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Symbol" fo:font-family="Symbol" style:font-family-generic="roman" style:font-pitch="variable" style:font-charset="x-symbol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/>
    </style:style>
    <style:style style:name="WW_5f_CharLFO13LVL8" style:display-name="WW_CharLFO13LVL8" style:family="text">
      <style:text-properties style:font-name="Symbol" fo:font-family="Symbol" style:font-family-generic="roman" style:font-pitch="variable" style:font-charset="x-symbol"/>
    </style:style>
    <style:style style:name="WW_5f_CharLFO13LVL9" style:display-name="WW_CharLFO13LVL9" style:family="text">
      <style:text-properties style:font-name="Symbol" fo:font-family="Symbol" style:font-family-generic="roman" style:font-pitch="variable" style:font-charset="x-symbol"/>
    </style:style>
    <style:style style:name="WW_5f_CharLFO14LVL1" style:display-name="WW_CharLFO14LVL1" style:family="text">
      <style:text-properties style:font-name="Wingdings" fo:font-family="Wingdings" style:font-family-generic="system" style:font-pitch="variable" style:font-charset="x-symbol"/>
    </style:style>
    <style:style style:name="WW_5f_CharLFO14LVL2" style:display-name="WW_CharLFO14LVL2" style:family="text">
      <style:text-properties style:font-name="Wingdings" fo:font-family="Wingdings" style:font-family-generic="system" style:font-pitch="variable" style:font-charset="x-symbol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Symbol" fo:font-family="Symbol" style:font-family-generic="roman" style:font-pitch="variable" style:font-charset="x-symbol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Wingdings" fo:font-family="Wingdings" style:font-family-generic="system" style:font-pitch="variable" style:font-charset="x-symbol"/>
    </style:style>
    <style:style style:name="WW_5f_CharLFO14LVL8" style:display-name="WW_CharLFO14LVL8" style:family="text">
      <style:text-properties style:font-name="Symbol" fo:font-family="Symbol" style:font-family-generic="roman" style:font-pitch="variable" style:font-charset="x-symbol"/>
    </style:style>
    <style:style style:name="WW_5f_CharLFO14LVL9" style:display-name="WW_CharLFO14LVL9" style:family="text">
      <style:text-properties style:font-name="Symbol" fo:font-family="Symbol" style:font-family-generic="roman" style:font-pitch="variable" style:font-charset="x-symbol"/>
    </style:style>
    <style:style style:name="WW_5f_CharLFO15LVL1" style:display-name="WW_CharLFO15LVL1" style:family="text">
      <style:text-properties style:font-name="Wingdings" fo:font-family="Wingdings" style:font-family-generic="system" style:font-pitch="variable" style:font-charset="x-symbol"/>
    </style:style>
    <style:style style:name="WW_5f_CharLFO15LVL2" style:display-name="WW_CharLFO15LVL2" style:family="text">
      <style:text-properties style:font-name="Wingdings" fo:font-family="Wingdings" style:font-family-generic="system" style:font-pitch="variable" style:font-charset="x-symbol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Symbol" fo:font-family="Symbol" style:font-family-generic="roman" style:font-pitch="variable" style:font-charset="x-symbol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Wingdings" fo:font-family="Wingdings" style:font-family-generic="system" style:font-pitch="variable" style:font-charset="x-symbol"/>
    </style:style>
    <style:style style:name="WW_5f_CharLFO15LVL8" style:display-name="WW_CharLFO15LVL8" style:family="text">
      <style:text-properties style:font-name="Symbol" fo:font-family="Symbol" style:font-family-generic="roman" style:font-pitch="variable" style:font-charset="x-symbol"/>
    </style:style>
    <style:style style:name="WW_5f_CharLFO15LVL9" style:display-name="WW_CharLFO15LVL9" style:family="text">
      <style:text-properties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/>
    </style:style>
    <style:style style:name="WW_5f_CharLFO16LVL2" style:display-name="WW_CharLFO16LVL2" style:family="text">
      <style:text-properties style:font-name="Wingdings" fo:font-family="Wingdings" style:font-family-generic="system" style:font-pitch="variable" style:font-charset="x-symbol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Symbol" fo:font-family="Symbol" style:font-family-generic="roman" style:font-pitch="variable" style:font-charset="x-symbol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Wingdings" fo:font-family="Wingdings" style:font-family-generic="system" style:font-pitch="variable" style:font-charset="x-symbol"/>
    </style:style>
    <style:style style:name="WW_5f_CharLFO16LVL8" style:display-name="WW_CharLFO16LVL8" style:family="text">
      <style:text-properties style:font-name="Symbol" fo:font-family="Symbol" style:font-family-generic="roman" style:font-pitch="variable" style:font-charset="x-symbol"/>
    </style:style>
    <style:style style:name="WW_5f_CharLFO16LVL9" style:display-name="WW_CharLFO16LVL9" style:family="text">
      <style:text-properties style:font-name="Symbol" fo:font-family="Symbol" style:font-family-generic="roman" style:font-pitch="variable" style:font-charset="x-symbol"/>
    </style:style>
    <style:style style:name="WW_5f_CharLFO17LVL1" style:display-name="WW_CharLFO17LVL1" style:family="text">
      <style:text-properties style:font-name="Wingdings" fo:font-family="Wingdings" style:font-family-generic="system" style:font-pitch="variable" style:font-charset="x-symbol"/>
    </style:style>
    <style:style style:name="WW_5f_CharLFO17LVL2" style:display-name="WW_CharLFO17LVL2" style:family="text">
      <style:text-properties style:font-name="Wingdings" fo:font-family="Wingdings" style:font-family-generic="system" style:font-pitch="variable" style:font-charset="x-symbol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Symbol" fo:font-family="Symbol" style:font-family-generic="roman" style:font-pitch="variable" style:font-charset="x-symbol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Wingdings" fo:font-family="Wingdings" style:font-family-generic="system" style:font-pitch="variable" style:font-charset="x-symbol"/>
    </style:style>
    <style:style style:name="WW_5f_CharLFO17LVL8" style:display-name="WW_CharLFO17LVL8" style:family="text">
      <style:text-properties style:font-name="Symbol" fo:font-family="Symbol" style:font-family-generic="roman" style:font-pitch="variable" style:font-charset="x-symbol"/>
    </style:style>
    <style:style style:name="WW_5f_CharLFO17LVL9" style:display-name="WW_CharLFO17LVL9" style:family="text">
      <style:text-properties style:font-name="Symbol" fo:font-family="Symbol" style:font-family-generic="roman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2" style:display-name="WW_CharLFO19LVL2" style:family="text">
      <style:text-properties style:font-name="Symbol" fo:font-family="Symbol" style:font-family-generic="roman" style:font-pitch="variable" style:font-charset="x-symbol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Symbol" fo:font-family="Symbol" style:font-family-generic="roman" style:font-pitch="variable" style:font-charset="x-symbol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Wingdings" fo:font-family="Wingdings" style:font-family-generic="system" style:font-pitch="variable" style:font-charset="x-symbol"/>
    </style:style>
    <style:style style:name="WW_5f_CharLFO19LVL8" style:display-name="WW_CharLFO19LVL8" style:family="text">
      <style:text-properties style:font-name="Symbol" fo:font-family="Symbol" style:font-family-generic="roman" style:font-pitch="variable" style:font-charset="x-symbol"/>
    </style:style>
    <style:style style:name="WW_5f_CharLFO19LVL9" style:display-name="WW_CharLFO19LVL9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Symbol" fo:font-family="Symbol" style:font-family-generic="roman" style:font-pitch="variable" style:font-charset="x-symbol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Symbol" fo:font-family="Symbol" style:font-family-generic="roman" style:font-pitch="variable" style:font-charset="x-symbol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Wingdings" fo:font-family="Wingdings" style:font-family-generic="system" style:font-pitch="variable" style:font-charset="x-symbol"/>
    </style:style>
    <style:style style:name="WW_5f_CharLFO20LVL8" style:display-name="WW_CharLFO20LVL8" style:family="text">
      <style:text-properties style:font-name="Symbol" fo:font-family="Symbol" style:font-family-generic="roman" style:font-pitch="variable" style:font-charset="x-symbol"/>
    </style:style>
    <style:style style:name="WW_5f_CharLFO20LVL9" style:display-name="WW_CharLFO20LVL9" style:family="text">
      <style:text-properties style:font-name="Symbol" fo:font-family="Symbol" style:font-family-generic="roman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tile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1LVL2" loext:num-list-format="%2%" text:bullet-char="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style:font-name="Symbol"/>
      </text:list-level-style-bullet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solid" draw:fill-color="#000000" draw:opacity="100%"/>
    </style:style>
    <style:style style:name="MP2" style:family="paragraph">
      <loext:graphic-properties draw:fill="none"/>
      <style:paragraph-properties style:font-independent-line-spacing="true"/>
    </style:style>
    <style:style style:name="MP3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T1" style:family="text">
      <style:text-properties fo:font-weight="bold" style:font-weight-asian="bold" style:font-weight-complex="bold"/>
    </style:style>
    <style:style style:name="Mgr1" style:family="graphic">
      <style:graphic-properties style:writing-mode="lr-tb" loext:decorative="false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draw:fill="solid" draw:fill-color="#000000" draw:opacity="100%" fo:min-height="0cm" fo:min-width="0cm" loext:decorative="false" style:run-through="background"/>
    </style:style>
    <style:style style:name="Mgr3" style:family="graphic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 loext:decorative="false" style:run-through="background"/>
      <style:paragraph-properties style:writing-mode="lr-tb"/>
    </style:style>
    <style:style style:name="Mgr4" style:family="graphic">
      <style:graphic-properties draw:stroke="none" draw:fill="solid" draw:fill-color="#000000" draw:opacity="100%" draw:textarea-horizontal-align="left" draw:textarea-vertical-align="bottom" draw:auto-grow-height="false" draw:auto-grow-width="false" fo:padding-top="0.127cm" fo:padding-bottom="0.127cm" fo:padding-left="0.254cm" fo:padding-right="0.254cm" fo:wrap-option="wrap" style:writing-mode="lr-tb" loext:decorative="false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Footer"><draw:g text:anchor-type="paragraph" draw:z-index="3" draw:name="Gruppo 37" draw:style-name="Mgr1"><draw:custom-shape draw:name="Rettangolo 38" draw:style-name="Mgr2" draw:text-style-name="MP1" svg:width="16.458cm" svg:height="0.052cm" svg:x="0.053cm" svg:y="0cm"><text:p/><draw:enhanced-geometry svg:viewBox="0 0 21600 21600" draw:type="non-primitive" draw:enhanced-path="M 0 0 L 21600 0 21600 21600 0 21600 Z N"/></draw:custom-shape><draw:frame draw:name="Casella di testo 39" draw:style-name="Mgr3" draw:text-style-name="MP2" svg:width="16.458cm" svg:height="0.706cm" svg:x="0cm" svg:y="0.183cm"><draw:text-box><text:p><text:span text:style-name="MT1">Versione 0.09</text:span></text:p><text:p><text:span text:style-name="MT1">\</text:span></text:p></draw:text-box></draw:frame></draw:g><draw:custom-shape text:anchor-type="paragraph" draw:z-index="1" draw:name="Rettangolo 40" draw:style-name="Mgr4" draw:text-style-name="MP3" svg:width="1.271cm" svg:height="0.89cm" svg:x="0cm" svg:y="0cm"><text:p/><draw:enhanced-geometry svg:viewBox="0 0 21600 21600" draw:type="non-primitive" draw:enhanced-path="M 0 0 L 21600 0 21600 21600 0 21600 Z N"/></draw:custom-shape><text:span text:style-name="Car._20_predefinito_20_paragrafo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title/>
    <dc:description/>
    <dc:subject/>
    <meta:initial-creator>Luca</meta:initial-creator>
    <meta:creation-date>2021-03-09T13:05:00Z</meta:creation-date>
    <dc:date>2023-12-07T13:32:38.079000000</dc:date>
    <meta:editing-cycles>9</meta:editing-cycles>
    <meta:editing-duration>PT42M9S</meta:editing-duration>
    <meta:document-statistic meta:table-count="0" meta:image-count="0" meta:object-count="0" meta:page-count="2" meta:paragraph-count="24" meta:word-count="151" meta:character-count="835" meta:non-whitespace-character-count="728"/>
    <meta:template xlink:type="simple" xlink:actuate="onRequest" xlink:title="" xlink:href="Normal.dotm"/>
  </office:meta>
</office:document-meta>
</file>